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3.556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277cm" svg:height="0.962cm" svg:x="2.143cm" svg:y="25.892cm">
          <draw:text-box>
            <text:p>Network diagram</text:p>
          </draw:text-box>
        </draw:frame>
        <draw:frame draw:style-name="gr2" draw:layer="layout" svg:width="7.112cm" svg:height="3.806cm" svg:x="1.381cm" svg:y="1.762cm">
          <draw:text-box>
            <text:p>VLAN 100 wired</text:p>
            <text:p>VLAN 200 wired</text:p>
            <text:p>VLAN 300 wireless</text:p>
            <text:p>VLAN 1337 other</text:p>
          </draw:text-box>
        </draw:frame>
        <draw:custom-shape draw:style-name="gr3" draw:text-style-name="P1" draw:layer="layout" svg:width="9.144cm" svg:height="4.064cm" svg:x="3.54cm" svg:y="6.334cm">
          <text:p text:style-name="P1">talk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draw:layer="layout" svg:width="1.905cm" svg:height="1.905cm" svg:x="14.716cm" svg:y="7.731cm">
          <text:p text:style-name="P1">NOC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draw:layer="layout" svg:width="8.128cm" svg:height="4.191cm" svg:x="18.272cm" svg:y="5.699cm">
          <text:p text:style-name="P1">lockpicking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draw:layer="layout" svg:width="8.382cm" svg:height="2.921cm" svg:x="2.905cm" svg:y="17.002cm">
          <text:p text:style-name="P1">CTF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draw:layer="layout" svg:width="13.208cm" svg:height="3.175cm" svg:x="13.192cm" svg:y="17.002cm">
          <text:p text:style-name="P1">Training (4 partitions)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lin </meta:initial-creator>
    <meta:creation-date>2014-03-16T13:22:59</meta:creation-date>
    <dc:date>2014-03-16T13:28:12</dc:date>
    <dc:creator>franklin </dc:creator>
    <meta:editing-duration>PT3M27S</meta:editing-duration>
    <meta:editing-cycles>4</meta:editing-cycles>
    <meta:generator>LibreOffice/3.5$Linux_X86_64 LibreOffice_project/350m1$Build-2</meta:generator>
    <meta:document-statistic meta:object-count="7"/>
  </office:meta>
</office:document-meta>
</file>